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1"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writing-mode="lr-tb"/>
    </style:style>
    <style:style style:name="Table1.A" style:family="table-column">
      <style:table-column-properties style:column-width="2.302cm"/>
    </style:style>
    <style:style style:name="Table1.B" style:family="table-column">
      <style:table-column-properties style:column-width="15.293cm"/>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style:font-name="Arial" fo:font-size="12pt" fo:font-weight="bold" officeooo:rsid="0026054d" officeooo:paragraph-rsid="0026054d" style:font-size-asian="12pt" style:font-weight-asian="bold" style:font-size-complex="12pt" style:font-weight-complex="bold"/>
    </style:style>
    <style:style style:name="P2" style:family="paragraph" style:parent-style-name="Standard_20__28_user_29_">
      <style:text-properties style:font-name="Verdana" fo:font-size="12pt" fo:font-weight="bold" style:font-size-asian="12pt" style:font-weight-asian="bold" style:font-size-complex="12pt" style:font-weight-complex="bold"/>
    </style:style>
    <style:style style:name="P3" style:family="paragraph" style:parent-style-name="Standard_20__28_user_29_">
      <style:text-properties style:font-name="Verdana" fo:font-size="12pt" style:font-size-asian="12pt" style:font-size-complex="12pt"/>
    </style:style>
    <style:style style:name="P4" style:family="paragraph" style:parent-style-name="Standard_20__28_user_29_">
      <style:text-properties style:font-name="Verdana" fo:font-size="12pt" officeooo:paragraph-rsid="0020c3a1" style:font-size-asian="12pt" style:font-size-complex="12pt"/>
    </style:style>
    <style:style style:name="P5" style:family="paragraph" style:parent-style-name="Standard_20__28_user_29_">
      <style:text-properties style:font-name="Verdana" fo:font-size="12pt" officeooo:paragraph-rsid="0022a544" style:font-size-asian="12pt" style:font-size-complex="12pt"/>
    </style:style>
    <style:style style:name="P6" style:family="paragraph" style:parent-style-name="Standard_20__28_user_29_">
      <style:text-properties style:font-name="Verdana" fo:font-size="12pt" officeooo:rsid="0026054d" officeooo:paragraph-rsid="0026054d" style:font-size-asian="12pt" style:font-size-complex="12pt"/>
    </style:style>
    <style:style style:name="P7" style:family="paragraph" style:parent-style-name="Standard_20__28_user_29_">
      <style:text-properties style:font-name="Verdana" fo:font-size="12pt" officeooo:paragraph-rsid="0026054d" style:font-size-asian="12pt" style:font-size-complex="12pt"/>
    </style:style>
    <style:style style:name="P8" style:family="paragraph" style:parent-style-name="Standard_20__28_user_29_">
      <style:text-properties style:font-name="Verdana" fo:font-size="12pt" officeooo:rsid="002f8b66" officeooo:paragraph-rsid="002f8b66" style:font-size-asian="12pt" style:font-size-complex="12pt"/>
    </style:style>
    <style:style style:name="P9" style:family="paragraph" style:parent-style-name="Standard_20__28_user_29_">
      <style:text-properties style:font-name="Verdana" fo:font-size="12pt" officeooo:rsid="003f280c" officeooo:paragraph-rsid="003f280c" style:font-size-asian="12pt" style:font-size-complex="12pt"/>
    </style:style>
    <style:style style:name="P10" style:family="paragraph" style:parent-style-name="Standard_20__28_user_29_">
      <style:text-properties style:font-name="Verdana" fo:font-size="12pt" officeooo:rsid="00423932" officeooo:paragraph-rsid="00423932" style:font-size-asian="12pt" style:font-size-complex="12pt"/>
    </style:style>
    <style:style style:name="P11" style:family="paragraph" style:parent-style-name="Standard_20__28_user_29_">
      <style:text-properties style:font-name="Verdana" fo:font-size="12pt" officeooo:rsid="004d2065" officeooo:paragraph-rsid="004d2065" style:font-size-asian="12pt" style:font-size-complex="12pt"/>
    </style:style>
    <style:style style:name="P12" style:family="paragraph" style:parent-style-name="Standard_20__28_user_29_">
      <style:paragraph-properties fo:text-align="start" style:justify-single-word="false"/>
      <style:text-properties style:font-name="Verdana" fo:font-size="12pt" officeooo:rsid="0050fcc4" officeooo:paragraph-rsid="0050fcc4" style:font-size-asian="12pt" style:font-size-complex="12pt"/>
    </style:style>
    <style:style style:name="P13" style:family="paragraph" style:parent-style-name="Standard_20__28_user_29_">
      <style:text-properties style:font-name="Verdana" fo:font-size="12pt" style:text-underline-style="none" fo:font-weight="normal" officeooo:rsid="0026054d" officeooo:paragraph-rsid="0026054d" style:font-size-asian="12pt" style:font-weight-asian="normal" style:font-size-complex="12pt" style:font-weight-complex="normal"/>
    </style:style>
    <style:style style:name="P14" style:family="paragraph" style:parent-style-name="Standard_20__28_user_29_">
      <style:text-properties style:font-name="Verdana" fo:font-size="12pt" style:text-underline-style="solid" style:text-underline-width="auto" style:text-underline-color="font-color" fo:font-weight="bold" style:font-size-asian="12pt" style:font-weight-asian="bold" style:font-size-complex="12pt" style:font-weight-complex="bold"/>
    </style:style>
    <style:style style:name="P15" style:family="paragraph" style:parent-style-name="Standard_20__28_user_29_">
      <style:text-properties style:font-name="Verdana" fo:font-size="12pt" style:text-underline-style="solid" style:text-underline-width="auto" style:text-underline-color="font-color" fo:font-weight="bold" officeooo:rsid="0026054d" style:font-size-asian="12pt" style:font-weight-asian="bold" style:font-size-complex="12pt" style:font-weight-complex="bold"/>
    </style:style>
    <style:style style:name="P16" style:family="paragraph" style:parent-style-name="Standard_20__28_user_29_">
      <style:text-properties style:font-name="Verdana" fo:font-size="12pt" style:text-underline-style="solid" style:text-underline-width="auto" style:text-underline-color="font-color" fo:font-weight="bold" officeooo:rsid="0026054d" officeooo:paragraph-rsid="0026054d" style:font-size-asian="12pt" style:font-weight-asian="bold" style:font-size-complex="12pt" style:font-weight-complex="bold"/>
    </style:style>
    <style:style style:name="P17" style:family="paragraph" style:parent-style-name="Standard_20__28_user_29_">
      <style:paragraph-properties fo:text-align="center" style:justify-single-word="false"/>
      <style:text-properties style:font-name="Verdana" fo:font-size="12pt" style:text-underline-style="solid" style:text-underline-width="auto" style:text-underline-color="font-color" fo:font-weight="bold" style:font-size-asian="12pt" style:font-weight-asian="bold" style:font-size-complex="12pt" style:font-weight-complex="bold"/>
    </style:style>
    <style:style style:name="P18" style:family="paragraph" style:parent-style-name="Standard_20__28_user_29_">
      <style:paragraph-properties fo:text-align="center" style:justify-single-word="false"/>
      <style:text-properties style:font-name="Verdana" fo:font-size="12pt" style:text-underline-style="solid" style:text-underline-width="auto" style:text-underline-color="font-color" fo:font-weight="bold" officeooo:rsid="0050fcc4" officeooo:paragraph-rsid="0050fcc4" style:font-size-asian="12pt" style:font-weight-asian="bold" style:font-size-complex="12pt" style:font-weight-complex="bold"/>
    </style:style>
    <style:style style:name="P19" style:family="paragraph" style:parent-style-name="Standard_20__28_user_29_">
      <style:text-properties style:font-name="Verdana" fo:font-size="12pt" style:text-underline-style="solid" style:text-underline-width="auto" style:text-underline-color="font-color" style:font-size-asian="12pt" style:font-size-complex="12pt"/>
    </style:style>
    <style:style style:name="P20" style:family="paragraph" style:parent-style-name="Standard_20__28_user_29_">
      <style:text-properties style:font-name="Verdana" fo:font-size="12pt" fo:font-style="normal" officeooo:rsid="0026054d" officeooo:paragraph-rsid="0026054d" style:font-size-asian="12pt" style:font-style-asian="normal" style:font-size-complex="12pt" style:font-style-complex="normal"/>
    </style:style>
    <style:style style:name="P21" style:family="paragraph" style:parent-style-name="Standard_20__28_user_29_">
      <style:text-properties style:font-name="Verdana" fo:font-size="12pt" fo:font-style="normal" fo:font-weight="normal" officeooo:rsid="0026054d" officeooo:paragraph-rsid="0026054d" style:font-size-asian="12pt" style:font-style-asian="normal" style:font-weight-asian="normal" style:font-size-complex="12pt" style:font-style-complex="normal" style:font-weight-complex="normal"/>
    </style:style>
    <style:style style:name="P22" style:family="paragraph" style:parent-style-name="Standard_20__28_user_29_">
      <style:text-properties style:font-name="Verdana" fo:font-size="12pt" fo:font-style="normal" style:text-underline-style="solid" style:text-underline-width="auto" style:text-underline-color="font-color" fo:font-weight="bold" officeooo:rsid="0026054d" officeooo:paragraph-rsid="0026054d" style:font-size-asian="12pt" style:font-style-asian="normal" style:font-weight-asian="bold" style:font-size-complex="12pt" style:font-style-complex="normal" style:font-weight-complex="bold"/>
    </style:style>
    <style:style style:name="P23" style:family="paragraph" style:parent-style-name="Standard_20__28_user_29_">
      <style:text-properties style:font-name="Verdana" fo:font-size="12pt" fo:font-style="normal" style:text-underline-style="none" fo:font-weight="normal" officeooo:rsid="0026054d" officeooo:paragraph-rsid="0026054d" style:font-size-asian="12pt" style:font-style-asian="normal" style:font-weight-asian="normal" style:font-size-complex="12pt" style:font-style-complex="normal" style:font-weight-complex="normal"/>
    </style:style>
    <style:style style:name="P24" style:family="paragraph" style:parent-style-name="Standard_20__28_user_29_">
      <style:text-properties style:font-name="Verdana" fo:font-size="12pt" fo:font-style="italic" officeooo:rsid="0026054d" officeooo:paragraph-rsid="0026054d" style:font-size-asian="12pt" style:font-style-asian="italic" style:font-size-complex="12pt" style:font-style-complex="italic"/>
    </style:style>
    <style:style style:name="P25" style:family="paragraph" style:parent-style-name="Standard_20__28_user_29_">
      <style:text-properties fo:font-size="12pt" style:font-size-asian="12pt" style:font-size-complex="12pt"/>
    </style:style>
    <style:style style:name="P26" style:family="paragraph" style:parent-style-name="Standard_20__28_user_29_">
      <style:text-properties fo:font-size="12pt" officeooo:paragraph-rsid="0026054d" style:font-size-asian="12pt" style:font-size-complex="12pt"/>
    </style:style>
    <style:style style:name="P27" style:family="paragraph" style:parent-style-name="Standard_20__28_user_29_">
      <style:text-properties fo:font-size="12pt" officeooo:rsid="0026c8c0" officeooo:paragraph-rsid="0026c8c0" style:font-size-asian="12pt" style:font-size-complex="12pt"/>
    </style:style>
    <style:style style:name="P28" style:family="paragraph" style:parent-style-name="Standard_20__28_user_29_">
      <style:text-properties fo:font-size="12pt" officeooo:rsid="002f8b66" officeooo:paragraph-rsid="002f8b66" style:font-size-asian="12pt" style:font-size-complex="12pt"/>
    </style:style>
    <style:style style:name="P29" style:family="paragraph" style:parent-style-name="Standard_20__28_user_29_">
      <style:paragraph-properties fo:break-before="page"/>
      <style:text-properties style:font-name="Verdana" fo:font-size="12pt" style:text-underline-style="solid" style:text-underline-width="auto" style:text-underline-color="font-color" style:font-size-asian="12pt" style:font-size-complex="12pt"/>
    </style:style>
    <style:style style:name="P30" style:family="paragraph" style:parent-style-name="Standard_20__28_user_29_">
      <style:paragraph-properties fo:text-align="center" style:justify-single-word="false" fo:break-before="page"/>
      <style:text-properties style:font-name="Verdana" fo:font-size="12pt" style:text-underline-style="solid" style:text-underline-width="auto" style:text-underline-color="font-color" fo:font-weight="bold" officeooo:rsid="0026054d" officeooo:paragraph-rsid="0026054d" style:font-size-asian="12pt" style:font-weight-asian="bold" style:font-size-complex="12pt" style:font-weight-complex="bold"/>
    </style:style>
    <style:style style:name="P31" style:family="paragraph" style:parent-style-name="Standard_20__28_user_29_">
      <style:paragraph-properties fo:text-align="center" style:justify-single-word="false" fo:break-before="page"/>
      <style:text-properties style:font-name="Verdana" fo:font-size="12pt" style:text-underline-style="solid" style:text-underline-width="auto" style:text-underline-color="font-color" fo:font-weight="bold" style:font-size-asian="12pt" style:font-weight-asian="bold" style:font-size-complex="12pt" style:font-weight-complex="bold"/>
    </style:style>
    <style:style style:name="P32" style:family="paragraph" style:parent-style-name="Standard_20__28_user_29_">
      <style:paragraph-properties fo:text-align="center" style:justify-single-word="false" fo:break-before="page"/>
      <style:text-properties style:font-name="Verdana" fo:font-size="12pt" style:text-underline-style="solid" style:text-underline-width="auto" style:text-underline-color="font-color" fo:font-weight="bold" officeooo:rsid="0050fcc4" officeooo:paragraph-rsid="0050fcc4" style:font-size-asian="12pt" style:font-weight-asian="bold" style:font-size-complex="12pt" style:font-weight-complex="bold"/>
    </style:style>
    <style:style style:name="P33" style:family="paragraph" style:parent-style-name="Standard_20__28_user_29_">
      <style:paragraph-properties fo:break-before="page"/>
      <style:text-properties style:font-name="Verdana" fo:font-size="12pt" fo:font-weight="bold" style:font-size-asian="12pt" style:font-weight-asian="bold" style:font-size-complex="12pt" style:font-weight-complex="bold"/>
    </style:style>
    <style:style style:name="P34" style:family="paragraph" style:parent-style-name="Standard_20__28_user_29_">
      <style:paragraph-properties fo:margin-left="2.501cm" fo:margin-right="0cm" fo:text-indent="-2.501cm" style:auto-text-indent="false"/>
      <style:text-properties fo:font-size="12pt" style:font-size-asian="12pt" style:font-size-complex="12pt"/>
    </style:style>
    <style:style style:name="P35" style:family="paragraph" style:parent-style-name="Standard_20__28_user_29_">
      <style:paragraph-properties fo:margin-left="1.251cm" fo:margin-right="0cm" fo:text-indent="1.251cm" style:auto-text-indent="false"/>
      <style:text-properties style:font-name="Verdana" fo:font-size="12pt" style:font-size-asian="12pt" style:font-size-complex="12pt"/>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6054d" officeooo:paragraph-rsid="0026054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26054d" officeooo:paragraph-rsid="0026054d"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26b6db" officeooo:paragraph-rsid="0026b6d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6b6db" officeooo:paragraph-rsid="0045f9da"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6c8c0" officeooo:paragraph-rsid="0026c8c0"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26c8c0" officeooo:paragraph-rsid="0026c8c0"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47213c" officeooo:paragraph-rsid="0047213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26b6db" officeooo:paragraph-rsid="0026b6db"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026b6db" officeooo:paragraph-rsid="0026b6db"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Standard_20__28_user_29_" style:master-page-name="Standard">
      <style:paragraph-properties fo:text-align="center" style:justify-single-word="false" style:page-number="auto"/>
      <style:text-properties style:font-name="Verdana"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style:font-name="Verdana"/>
    </style:style>
    <style:style style:name="T2" style:family="text">
      <style:text-properties style:font-name="Verdana" fo:font-style="italic" fo:font-weight="bold" style:font-style-asian="italic" style:font-weight-asian="bold" style:font-style-complex="italic" style:font-weight-complex="bold"/>
    </style:style>
    <style:style style:name="T3" style:family="text">
      <style:text-properties style:font-name="Verdana" fo:font-style="italic" style:font-style-asian="italic" style:font-style-complex="italic"/>
    </style:style>
    <style:style style:name="T4" style:family="text">
      <style:text-properties style:font-name="Verdana" officeooo:rsid="0026054d"/>
    </style:style>
    <style:style style:name="T5" style:family="text">
      <style:text-properties style:font-name="Verdana" officeooo:rsid="0026c8c0"/>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26054d"/>
    </style:style>
    <style:style style:name="T8" style:family="text">
      <style:text-properties style:text-underline-style="solid" style:text-underline-width="auto" style:text-underline-color="font-color" officeooo:rsid="003f280c"/>
    </style:style>
    <style:style style:name="T9" style:family="text">
      <style:text-properties officeooo:rsid="0020c3a1"/>
    </style:style>
    <style:style style:name="T10" style:family="text">
      <style:text-properties officeooo:rsid="0022a544"/>
    </style:style>
    <style:style style:name="T11" style:family="text">
      <style:text-properties officeooo:rsid="0026054d"/>
    </style:style>
    <style:style style:name="T12" style:family="text">
      <style:text-properties fo:font-weight="bold" style:font-weight-asian="bold" style:font-weight-complex="bold"/>
    </style:style>
    <style:style style:name="T13" style:family="text">
      <style:text-properties fo:font-weight="bold" officeooo:rsid="0026054d" style:font-weight-asian="bold" style:font-weight-complex="bold"/>
    </style:style>
    <style:style style:name="T14" style:family="text">
      <style:text-properties fo:font-style="italic" style:font-style-asian="italic" style:font-style-complex="italic"/>
    </style:style>
    <style:style style:name="T15" style:family="text">
      <style:text-properties style:text-position="super 58%"/>
    </style:style>
    <style:style style:name="T16" style:family="text">
      <style:text-properties officeooo:rsid="0026b6db"/>
    </style:style>
    <style:style style:name="T17" style:family="text">
      <style:text-properties officeooo:rsid="002812fc"/>
    </style:style>
    <style:style style:name="T18" style:family="text">
      <style:text-properties officeooo:rsid="0028f02d"/>
    </style:style>
    <style:style style:name="T19" style:family="text">
      <style:text-properties officeooo:rsid="003d9b18"/>
    </style:style>
    <style:style style:name="T20" style:family="text">
      <style:text-properties officeooo:rsid="003def5b"/>
    </style:style>
    <style:style style:name="T21" style:family="text">
      <style:text-properties officeooo:rsid="0040dc83"/>
    </style:style>
    <style:style style:name="T22" style:family="text">
      <style:text-properties officeooo:rsid="0045f9da"/>
    </style:style>
    <style:style style:name="T23" style:family="text">
      <style:text-properties officeooo:rsid="0045fb24"/>
    </style:style>
    <style:style style:name="T24" style:family="text">
      <style:text-properties officeooo:rsid="0046c77a"/>
    </style:style>
    <style:style style:name="T25" style:family="text">
      <style:text-properties officeooo:rsid="0047213c"/>
    </style:style>
    <style:style style:name="T26" style:family="text">
      <style:text-properties officeooo:rsid="004bff58"/>
    </style:style>
    <style:style style:name="T27" style:family="text">
      <style:text-properties officeooo:rsid="0052f1e9"/>
    </style:style>
    <style:style style:name="T28" style:family="text">
      <style:text-properties officeooo:rsid="005341d7"/>
    </style:style>
    <style:style style:name="T29" style:family="text">
      <style:text-properties officeooo:rsid="0054cce8"/>
    </style:style>
    <style:style style:name="T30" style:family="text">
      <style:text-properties officeooo:rsid="0054ea5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okenisation</text:p>
      <text:p text:style-name="P2"/>
      <text:p text:style-name="P3">The following tokens are stored in low/high order. Each is 16 bits wide except for that representing an ASCII string.</text:p>
      <text:p text:style-name="P3"/>
      <text:p text:style-name="P14">End Token : 0000 0000 0000 0000 $0000</text:p>
      <text:p text:style-name="P3"/>
      <text:p text:style-name="P3">This token is used to mark the end of a sequence of tokens (e.g. a line of tokenised code)</text:p>
      <text:p text:style-name="P3"/>
      <text:p text:style-name="P14">ASCII String : 0000 0000 LLLL LLLL $000<text:span text:style-name="T9">1</text:span>-$00FF</text:p>
      <text:p text:style-name="P14"/>
      <text:p text:style-name="P4">This represents a single ASCII string. The <text:s/>token identifies it as a string and gives the overall length in bytes of the string. </text:p>
      <text:p text:style-name="P4"/>
      <text:p text:style-name="P4">This is <text:span text:style-name="T6">not</text:span> the same as the length of the string. It also includes the header word (2 bytes/1 word) and a <text:span text:style-name="T9">trailing zero byte</text:span>. The latter is mandatory. <text:span text:style-name="T10">Hence there cannot be a string token where the length is zero.</text:span></text:p>
      <text:p text:style-name="P4"/>
      <text:p text:style-name="P4">The string is stored in such a way that the address of the following token is itself the <text:span text:style-name="T10">address of the token added to the value of the token</text:span>. <text:s/><text:span text:style-name="T10">All tokens are 16 bit, so if the length of the string, and the trailing zero byte is odd, an extra zero byte spacer must be added.</text:span></text:p>
      <text:p text:style-name="P3"/>
      <text:p text:style-name="P14">Constant Shift : 0001 CCCC CCCC CCCC $1000-$1FFF</text:p>
      <text:p text:style-name="P14"/>
      <text:p text:style-name="P5">This allows the extension of constants from 15 bits to 27 bits, e.g. enough to encompass the address range of a 65816 CPU. </text:p>
      <text:p text:style-name="P5"/>
      <text:p text:style-name="P5">When there is a constant shift, it is shifted left 15 times and added to the 15 bit “standard” constant. <text:s/><text:span text:style-name="T10">Processing the standard constant resets the constant shift to zero, e.g. it does not persist to the next constant. </text:span></text:p>
      <text:p text:style-name="P5"/>
      <text:p text:style-name="P5"/>
      <text:p text:style-name="P3"/>
      <text:p text:style-name="P15"/>
      <text:p text:style-name="P29"><text:span text:style-name="T13">K</text:span><text:span text:style-name="T12">eywords : 0</text:span><text:span text:style-name="T13">0</text:span><text:span text:style-name="T12">1T TTTK KKKK KKKK $2000-$3FFF</text:span></text:p>
      <text:p text:style-name="P19"/>
      <text:p text:style-name="P3">These represent tokenised keywords. The numbers are not continuous though the K KKKK KKKK value is – this is the actual keyword token. TTTT identifies it’s type as follows.</text:p>
      <text:p text:style-name="P3"/>
      <text:p text:style-name="P6">0000-0111 <text:tab/><text:tab/>Binary operators</text:p>
      <text:p text:style-name="P6"><text:tab/><text:tab/><text:tab/><text:tab/>0000 <text:tab/><text:tab/><text:span text:style-name="T19">and<text:tab/>or<text:tab/>xor</text:span></text:p>
      <text:p text:style-name="P6"><text:tab/><text:tab/><text:tab/><text:tab/>0001<text:tab/><text:tab/>&gt; <text:tab/>= <text:tab/>&lt; <text:tab/>&gt;= <text:tab/>&lt;= <text:tab/>&lt;&gt;</text:p>
      <text:p text:style-name="P6"><text:tab/><text:tab/><text:tab/><text:tab/>0010<text:tab/><text:tab/>+ <text:tab/>-</text:p>
      <text:p text:style-name="P6"><text:tab/><text:tab/><text:tab/><text:tab/>0011 <text:tab/><text:tab/>* <text:tab/>/ <text:tab/><text:span text:style-name="T27">mod</text:span></text:p>
      <text:p text:style-name="P6"><text:tab/><text:tab/><text:tab/><text:tab/>0<text:span text:style-name="T20">100</text:span> on<text:tab/><text:span text:style-name="T14">not used.</text:span></text:p>
      <text:p text:style-name="P24"/>
      <text:p text:style-name="P20">1000 <text:tab/><text:tab/><text:tab/>Unary function</text:p>
      <text:p text:style-name="P20">1001 <text:tab/><text:tab/><text:tab/>Syntactic only keywords ( , ; : TO etc)</text:p>
      <text:p text:style-name="P20">1010-1100<text:tab/><text:tab/><text:span text:style-name="T14">not used</text:span></text:p>
      <text:p text:style-name="P21">1101 <text:tab/><text:tab/><text:tab/>Keyword that decrements the structure level (until, wend, …)</text:p>
      <text:p text:style-name="P21">1110 <text:tab/><text:tab/><text:tab/>Keyword that increments the structure level (repeat, while, …)</text:p>
      <text:p text:style-name="P21">1111<text:tab/><text:tab/><text:tab/>Keyword that does not affect the structure level.</text:p>
      <text:p text:style-name="P21"/>
      <text:p text:style-name="P22">Constant : ??CC CCCC CCCC CCCC $4000-$BFFF</text:p>
      <text:p text:style-name="P22"/>
      <text:p text:style-name="P23">This is two 16k groups that make 32k constants. There is 01xx xxxx xxxx xxxx and 10xx xxxx xxxx xxxx. These represent the constants 0-32767 in the lower 15 bits (e.g. the order is mixed up). The token is converted to the constant by simply dumping the 16<text:span text:style-name="T15">th</text:span> bit. This can be extended from 0-2^15 to 0-2^27 using the constant shift. After a constant has been extracted the constant shift is cleared.</text:p>
      <text:p text:style-name="P23"/>
      <text:p text:style-name="P14"/>
      <text:p text:style-name="P33"><text:span text:style-name="T6">Identifier : </text:span><text:span text:style-name="T7">1</text:span><text:span text:style-name="T6">1</text:span><text:span text:style-name="T7">E</text:span><text:span text:style-name="T8">T</text:span><text:span text:style-name="T6"> </text:span><text:span text:style-name="T8">ACCC</text:span><text:span text:style-name="T6"> </text:span><text:span text:style-name="T8">CC</text:span><text:span text:style-name="T6">CC CCCC $</text:span><text:span text:style-name="T7">C000-$FFFF</text:span></text:p>
      <text:p text:style-name="P14"/>
      <text:p text:style-name="P3">The identifier token has 2 ASCII values packed into a 16 bit word. </text:p>
      <text:p text:style-name="P3"/>
      <text:p text:style-name="P3">E is a continuation bit, if zero it marks the last token in the identifier, <text:span text:style-name="T11">if 1 the token continues after this token. </text:span></text:p>
      <text:p text:style-name="P3"/>
      <text:p text:style-name="P9">TA are type bits. T is 1 if the type is a string, A is 1 if the type is an array. The post identifier characters $ and ( are included as part of the tokenisation. <text:span text:style-name="T21">(So a2$( only occupies one token space)</text:span></text:p>
      <text:p text:style-name="P9"/>
      <text:p text:style-name="P9">CCC CCCC CCCC is 2 numbers from 0-44 multiplied together as 2<text:span text:style-name="T15">nd</text:span> Character * 45 + 1<text:span text:style-name="T15">st</text:span> Character. The values are :</text:p>
      <text:p text:style-name="P9"/>
      <text:p text:style-name="P10">0<text:tab/><text:tab/>filler if there is an odd number of characters / space</text:p>
      <text:p text:style-name="P10">1-26 <text:tab/><text:tab/>A-Z</text:p>
      <text:p text:style-name="P10">27-36<text:tab/>0-9</text:p>
      <text:p text:style-name="P10">37-44<text:tab/>Unused</text:p>
      <text:p text:style-name="P10"/>
      <text:p text:style-name="P3"/>
      <text:p text:style-name="P6"/>
      <text:p text:style-name="P14"/>
      <text:p text:style-name="P30">Memory Blocks</text:p>
      <text:p text:style-name="P16"/>
      <text:p text:style-name="P13">Memory is divided into blocks. Blocks can be up to 64k in size. Each block must all be in the same 64k address space. <text:span text:style-name="T16">They do not have to start at the start of a block, so all these address are offsets from the base address.</text:span></text:p>
      <text:p text:style-name="P13"/>
      <table:table table:name="Table1" table:style-name="Table1">
        <table:table-column table:style-name="Table1.A"/>
        <table:table-column table:style-name="Table1.B"/>
        <table:table-row>
          <table:table-cell table:style-name="Table1.A1" office:value-type="string">
            <text:p text:style-name="P44">Offset</text:p>
          </table:table-cell>
          <table:table-cell table:style-name="Table1.B1" office:value-type="string">
            <text:p text:style-name="P43">Contents</text:p>
          </table:table-cell>
        </table:table-row>
        <table:table-row>
          <table:table-cell table:style-name="Table1.A2" office:value-type="string">
            <text:p text:style-name="P37">$0000</text:p>
          </table:table-cell>
          <table:table-cell table:style-name="Table1.B16" office:value-type="string">
            <text:p text:style-name="P36">4 byte type ID. A Basic program has the ASCII characters for “BASC” here.</text:p>
          </table:table-cell>
        </table:table-row>
        <table:table-row>
          <table:table-cell table:style-name="Table1.A2" office:value-type="string">
            <text:p text:style-name="P37"/>
          </table:table-cell>
          <table:table-cell table:style-name="Table1.B16" office:value-type="string">
            <text:p text:style-name="P36"/>
          </table:table-cell>
        </table:table-row>
        <table:table-row>
          <table:table-cell table:style-name="Table1.A2" office:value-type="string">
            <text:p text:style-name="P38">$00<text:span text:style-name="T28">08</text:span></text:p>
          </table:table-cell>
          <table:table-cell table:style-name="Table1.B16" office:value-type="string">
            <text:p text:style-name="P40">Low Memory pointer. This is a 16 bit address (not offset) which is the next free byte available in low memory.</text:p>
          </table:table-cell>
        </table:table-row>
        <table:table-row>
          <table:table-cell table:style-name="Table1.A2" office:value-type="string">
            <text:p text:style-name="P41">$00<text:span text:style-name="T28">0A</text:span></text:p>
          </table:table-cell>
          <table:table-cell table:style-name="Table1.B16" office:value-type="string">
            <text:p text:style-name="P40">High Memory pointer. This is a 16 bit address(not offset) which is the byte after the topmost free byte.</text:p>
          </table:table-cell>
        </table:table-row>
        <table:table-row>
          <table:table-cell table:style-name="Table1.A2" office:value-type="string">
            <text:p text:style-name="P37">$00<text:span text:style-name="T29">1</text:span>0</text:p>
          </table:table-cell>
          <table:table-cell table:style-name="Table1.B16" office:value-type="string">
            <text:p text:style-name="P39">2<text:span text:style-name="T23">6</text:span> Fast Variables <text:span text:style-name="T23">A</text:span>-Z, 4 bytes each ; so @ is at $00<text:span text:style-name="T30">1</text:span>0 and Z is at $00<text:span text:style-name="T23">74</text:span></text:p>
          </table:table-cell>
        </table:table-row>
        <table:table-row>
          <table:table-cell table:style-name="Table1.A2" office:value-type="string">
            <text:p text:style-name="P38">$00<text:span text:style-name="T24">8</text:span>0</text:p>
          </table:table-cell>
          <table:table-cell table:style-name="Table1.B16" office:value-type="string">
            <text:p text:style-name="P42">4 x 16 word addresses which are linked lists of variables, these are in line with the TA bits, so are integer, integer array, string, string array.</text:p>
          </table:table-cell>
        </table:table-row>
        <table:table-row>
          <table:table-cell table:style-name="Table1.A2" office:value-type="string">
            <text:p text:style-name="P38"/>
          </table:table-cell>
          <table:table-cell table:style-name="Table1.B16" office:value-type="string">
            <text:p text:style-name="P40"/>
          </table:table-cell>
        </table:table-row>
        <table:table-row>
          <table:table-cell table:style-name="Table1.A2" office:value-type="string">
            <text:p text:style-name="P41"/>
          </table:table-cell>
          <table:table-cell table:style-name="Table1.B16" office:value-type="string">
            <text:p text:style-name="P40"/>
          </table:table-cell>
        </table:table-row>
        <table:table-row>
          <table:table-cell table:style-name="Table1.A2" office:value-type="string">
            <text:p text:style-name="P41">$0<text:span text:style-name="T25">10</text:span>0</text:p>
          </table:table-cell>
          <table:table-cell table:style-name="Table1.B16" office:value-type="string">
            <text:p text:style-name="P40">The program</text:p>
          </table:table-cell>
        </table:table-row>
        <table:table-row>
          <table:table-cell table:style-name="Table1.A2" office:value-type="string">
            <text:p text:style-name="P41">…</text:p>
          </table:table-cell>
          <table:table-cell table:style-name="Table1.B16" office:value-type="string">
            <text:p text:style-name="P40">$0000 indicating end of the program</text:p>
          </table:table-cell>
        </table:table-row>
        <table:table-row>
          <table:table-cell table:style-name="Table1.A2" office:value-type="string">
            <text:p text:style-name="P41">…</text:p>
          </table:table-cell>
          <table:table-cell table:style-name="Table1.B16" office:value-type="string">
            <text:p text:style-name="P40">By convention $EEEE $EEEE is stored in the 4 bytes following the end of the program, to place a clear marker between the BASIC code and the variables.</text:p>
          </table:table-cell>
        </table:table-row>
        <table:table-row>
          <table:table-cell table:style-name="Table1.A2" office:value-type="string">
            <text:p text:style-name="P41">…</text:p>
          </table:table-cell>
          <table:table-cell table:style-name="Table1.B16" office:value-type="string">
            <text:p text:style-name="P40">First variable. </text:p>
          </table:table-cell>
        </table:table-row>
        <table:table-row>
          <table:table-cell table:style-name="Table1.A2" office:value-type="string">
            <text:p text:style-name="P41">…</text:p>
          </table:table-cell>
          <table:table-cell table:style-name="Table1.B16" office:value-type="string">
            <text:p text:style-name="P40">More variables/</text:p>
          </table:table-cell>
        </table:table-row>
        <table:table-row>
          <table:table-cell table:style-name="Table1.A2" office:value-type="string">
            <text:p text:style-name="P41">…</text:p>
          </table:table-cell>
          <table:table-cell table:style-name="Table1.B16" office:value-type="string">
            <text:p text:style-name="P40">Free unused Space. The current value of the low memory pointer is the first byte of this space.</text:p>
          </table:table-cell>
        </table:table-row>
        <table:table-row>
          <table:table-cell table:style-name="Table1.A2" office:value-type="string">
            <text:p text:style-name="P41">…</text:p>
          </table:table-cell>
          <table:table-cell table:style-name="Table1.B16" office:value-type="string">
            <text:p text:style-name="P40">Data Space. <text:span text:style-name="T25">This is used for strings. Some space above this may be reserved so the program creating blocks can create identifiers.</text:span></text:p>
          </table:table-cell>
        </table:table-row>
        <table:table-row>
          <table:table-cell table:style-name="Table1.A2" office:value-type="string">
            <text:p text:style-name="P41">…</text:p>
          </table:table-cell>
          <table:table-cell table:style-name="Table1.B17" office:value-type="string">
            <text:p text:style-name="P40">End of Block. The byte after the last in the block. The High Memory Pointer is initially set to this value normally, though in testing test data may be stored above here <text:span text:style-name="T18">both arrays and strings as well as tokenised names.</text:span></text:p>
          </table:table-cell>
        </table:table-row>
      </table:table>
      <text:p text:style-name="P13"/>
      <text:p text:style-name="P14"/>
      <text:p text:style-name="P14"/>
      <text:p text:style-name="P31"><text:span text:style-name="T11">P</text:span>rogram Storage</text:p>
      <text:p text:style-name="P3"/>
      <text:p text:style-name="P7">Programs are a collection of records in line number order. </text:p>
      <text:p text:style-name="P7"/>
      <text:p text:style-name="P7">The header is 2 words:</text:p>
      <text:p text:style-name="P7"/>
      <text:p text:style-name="P26"><text:span text:style-name="T4">F</text:span><text:span text:style-name="T1">irstly an </text:span><text:span text:style-name="T2">offset</text:span><text:span text:style-name="T1"> to the next line. If this is zero this indicates the program end.</text:span></text:p>
      <text:p text:style-name="P7"/>
      <text:p text:style-name="P26"><text:span text:style-name="T5">Secondly</text:span><text:span text:style-name="T1"> the tokenised line number, from 0-32767, </text:span><text:span text:style-name="T4">this is stored with bit 15 cleared, e.g. in unencoded format.</text:span></text:p>
      <text:p text:style-name="P6"/>
      <text:p text:style-name="P27"><text:span text:style-name="T4">T</text:span><text:span text:style-name="T1">he tokens making up the program line follow this, ending in the $0000 token.</text:span></text:p>
      <text:p text:style-name="P6"/>
      <text:p text:style-name="P17">Variable Storage</text:p>
      <text:p text:style-name="P14"/>
      <text:p text:style-name="P3">Variable storage immediately follows the end of program storage.</text:p>
      <text:p text:style-name="P3"/>
      <text:p text:style-name="P3">Each record occupies <text:span text:style-name="T26">6</text:span> information bytes and <text:span text:style-name="T26">2 or 4</text:span> bytes for each item of data.<text:span text:style-name="T26">( 2 for strings, 4 for integers )</text:span></text:p>
      <text:p text:style-name="P3"/>
      <text:p text:style-name="P25"><text:span text:style-name="T1">+0..1<text:tab/><text:tab/>The </text:span><text:span text:style-name="T3">address</text:span><text:span text:style-name="T1"> of the next variable in the list</text:span></text:p>
      <text:p text:style-name="P34"><text:span text:style-name="T1">+2..3 <text:tab/>The </text:span><text:span text:style-name="T3">address </text:span><text:span text:style-name="T1">of the identifier as a sequence of tokens (stored in program code normally).</text:span></text:p>
      <text:p text:style-name="P11">+4..5 <text:tab/>Highest array index for an array, 0 if non-array.</text:p>
      <text:p text:style-name="P11">+6..<text:tab/><text:tab/>First data element.</text:p>
      <text:p text:style-name="P35"/>
      <text:p text:style-name="P3">All addresses are absolute addresses <text:span text:style-name="T17">not offsets. Variables are all erased when a program is RUN or the code is edited.</text:span></text:p>
      <text:p text:style-name="P3"/>
      <text:p text:style-name="P3">Variables are stored in linked lists, ending with a next variable address (the link) of $0000. There are up to 16 hash entries for <text:span text:style-name="T17">variables, and four sets of linked lists for each of the four available types.</text:span></text:p>
      <text:p text:style-name="P3"/>
      <text:p text:style-name="P18"/>
      <text:p text:style-name="P32">String Storage</text:p>
      <text:p text:style-name="P12"/>
      <text:p text:style-name="P12">Strings are stored in the top of memory. While evaluating a string memory is filled downwards from the top with intermediate results. When these are required to be persistent – most obviously when assigned to something, they are “concreted”.</text:p>
      <text:p text:style-name="P12"/>
      <text:p text:style-name="P12">A 256 byte gap is left between the top of memory and the temporary string area (this is reset at the start of each instruction) ; this is sufficient for any string length required. When a string is concreted it is copied into this space and the high memory pointer reduced to allow for it.</text:p>
      <text:p text:style-name="P12"/>
      <text:p text:style-name="P12">Garbage collection is reduced as intermediate values are always thrown, so complex expressions will only produce a single answer.</text:p>
      <text:p text:style-name="P12"/>
      <text:p text:style-name="P8"/>
      <text:p text:style-name="P8"/>
      <text:p text:style-name="P3"/>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1"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Arial1"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fo:font-size="12pt" fo:font-weight="bold" officeooo:rsid="0026054d" officeooo:paragraph-rsid="0026054d" style:font-size-asian="12pt" style:font-weight-asian="bold" style:font-size-complex="12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Robson</meta:initial-creator>
    <meta:editing-cycles>63</meta:editing-cycles>
    <meta:creation-date>2019-06-02T15:11:00</meta:creation-date>
    <dc:date>2019-06-07T19:54:12.507766773</dc:date>
    <meta:editing-duration>PT1H46M16S</meta:editing-duration>
    <meta:generator>LibreOffice/6.2.4.2.0$Linux_X86_64 LibreOffice_project/20$Build-2</meta:generator>
    <meta:document-statistic meta:table-count="1" meta:image-count="0" meta:object-count="0" meta:page-count="6" meta:paragraph-count="86" meta:word-count="1153" meta:character-count="6271" meta:non-whitespace-character-count="51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